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8.0pt"/>
    </style:style>
    <style:style style:name="P2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8.0pt" fo:color="#2b4714"/>
    </style:style>
    <style:style style:name="P3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8.0pt"/>
    </style:style>
    <style:style style:name="P4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8.0pt" fo:color="#2b4714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MacOS/Safari 17 in Integ:</text:span></text:p>
      <text:p text:style-name="P1"/>
      <text:p text:style-name="P1">'-noSplash -retry=0 -browserType="TestCloud" -testcloudEnvironmentId="339” -testcloudTunnel="false" -statusDelay=15 -executionProfile="integ" -testSuitePath="Test Suites/Test collection Console R5" -orgID=1450756 -apiKey=${{secrets.KATALON_API_KEY}} -testOpsReleaseId=658459 -testOpsProjectId=1423873 --config -proxy.auth.option=NO_PROXY -proxy.system.option=NO_PROXY -webui.autoUpdateDrivers=true'</text:p>
      <text:p text:style-name="P1"/>
      <text:p text:style-name="P1"/>
      <text:p text:style-name="P2"><text:span text:style-name="T1">MacOS/Safari 16 in Integ:</text:span></text:p>
      <text:p text:style-name="P1"/>
      <text:p text:style-name="P3">'-noSplash -retry=0 -browserType="TestCloud" -testcloudEnvironmentId=“107” -testcloudTunnel="false" -statusDelay=15 -executionProfile="integ" -testSuitePath="Test Suites/Test collection Console R5" -orgID=1450756 -apiKey=${{secrets.KATALON_API_KEY}} -testOpsReleaseId=658459 -testOpsProjectId=1423873 --config -proxy.auth.option=NO_PROXY -proxy.system.option=NO_PROXY -webui.autoUpdateDrivers=true'</text:p>
      <text:p text:style-name="P3"/>
      <text:p text:style-name="P4"><text:span text:style-name="T1">MacOs/Chrome 124 in Integ:</text:span></text:p>
      <text:p text:style-name="P3"/>
      <text:p text:style-name="P3">'-noSplash -retry=0 -browserType="TestCloud" -testcloudEnvironmentId=“377” -testcloudTunnel="false" -statusDelay=15 -executionProfile="integ" -testSuitePath="Test Suites/Test collection Console R5" -orgID=1450756 -apiKey=${{secrets.KATALON_API_KEY}} -testOpsReleaseId=658459 -testOpsProjectId=1423873 --config -proxy.auth.option=NO_PROXY -proxy.system.option=NO_PROXY -webui.autoUpdateDrivers=true'</text:p>
      <text:p text:style-name="P3"/>
      <text:p text:style-name="P4"><text:span text:style-name="T1">Windows/Chrome 124 in Integ:</text:span></text:p>
      <text:p text:style-name="P3"/>
      <text:p text:style-name="P3">'-noSplash -retry=0 -browserType="TestCloud" -testcloudEnvironmentId=“372” -testcloudTunnel="false" -statusDelay=15 -executionProfile="integ" -testSuitePath="Test Suites/Test collection Console R5" -orgID=1450756 -apiKey=${{secrets.KATALON_API_KEY}} -testOpsReleaseId=658459 -testOpsProjectId=1423873 --config -proxy.auth.option=NO_PROXY -proxy.system.option=NO_PROXY -webui.autoUpdateDrivers=true'</text:p>
      <text:p text:style-name="P3"/>
      <text:p text:style-name="P4"><text:span text:style-name="T1">Windows/Firefox 124 in Integ:</text:span></text:p>
      <text:p text:style-name="P3"/>
      <text:p text:style-name="P3">'-noSplash -retry=0 -browserType="TestCloud" -testcloudEnvironmentId=“373” -testcloudTunnel="false" -statusDelay=15 -executionProfile="integ" -testSuitePath="Test Suites/Test collection Console R5" -orgID=1450756 -apiKey=${{secrets.KATALON_API_KEY}} -testOpsReleaseId=658459 -testOpsProjectId=1423873 --config -proxy.auth.option=NO_PROXY -proxy.system.option=NO_PROXY -webui.autoUpdateDrivers=true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</meta:generator>
  </office:meta>
</office:document-meta>
</file>